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7b6" officeooo:paragraph-rsid="000877b6"/>
    </style:style>
    <style:style style:name="P2" style:family="paragraph" style:parent-style-name="Standard">
      <style:text-properties officeooo:rsid="0009bdfd" officeooo:paragraph-rsid="0009bdfd"/>
    </style:style>
    <style:style style:name="P3" style:family="paragraph" style:parent-style-name="Standard">
      <style:text-properties officeooo:rsid="000a4121" officeooo:paragraph-rsid="000a4121"/>
    </style:style>
    <style:style style:name="P4" style:family="paragraph" style:parent-style-name="Standard">
      <style:text-properties officeooo:rsid="000877b6" officeooo:paragraph-rsid="00087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Übersicht und Links zu den Videos</text:p>
      <text:p text:style-name="P1"/>
      <text:p text:style-name="P1"/>
      <text:p text:style-name="P1"/>
      <text:p text:style-name="P1"/>
      <text:p text:style-name="P3">Reinhard hat ein eigenes Video gemacht zu dem Quadrupol-Schwinger. Im Prinzip hat er den grundlegenden Text vorgelesen, hat aber auch wenige zusätzliche Erklärungen ergänzt. Das Video ist <text:a xlink:type="simple" xlink:href="https://youtu.be/IjU8nHV5rJQ?si=DJ5nV3fkQkLe9P8n" text:style-name="Internet_20_link" text:visited-style-name="Visited_20_Internet_20_Link">hier</text:a> zu finden.</text:p>
      <text:p text:style-name="P1"/>
      <text:p text:style-name="P1"/>
      <text:p text:style-name="P1">Meine Fragen und Reinhards Antworten zu dem <text:a xlink:type="simple" xlink:href="https://informations-energetik.de/fachartikel/die-funktions-weise-der-magnetfeld-energie-gewinnungs-geraete" text:style-name="Internet_20_link" text:visited-style-name="Visited_20_Internet_20_Link">grundlegenden Text</text:a> über den Quadrupol-Schwinger <text:a xlink:type="simple" xlink:href="https://www.youtube.com/watch?v=vkN6YAbr0E4" text:style-name="Internet_20_link" text:visited-style-name="Visited_20_Internet_20_Link">hier</text:a></text:p>
      <text:p text:style-name="P1"/>
      <text:p text:style-name="P1"/>
      <text:p text:style-name="P2">Reinhard hat eine eigene Gruppe von Kreativen (IE Workshop), mit denen er sich regelmäßig trifft. Dort war der Quadrupol-Schwinger auch ein Thema und er hat es kurz und knapp erzählt. Man kann das Video<text:a xlink:type="simple" xlink:href="https://www.youtube.com/watch?v=I22nH39Pg00" text:style-name="Internet_20_link" text:visited-style-name="Visited_20_Internet_20_Link"> hier </text:a>finden.</text:p>
      <text:p text:style-name="P2"/>
      <text:p text:style-name="P2"/>
      <text:p text:style-name="P3">Ein Video mit sehr simpel ausgedrückten Eigenschaften der Informations-Energetik von <text:a xlink:type="simple" xlink:href="https://www.youtube.com/watch?v=Jpdyo1yQvDM" text:style-name="Internet_20_link" text:visited-style-name="Visited_20_Internet_20_Link">Jörg Wochian.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5:25:38.193000000</meta:creation-date>
    <dc:date>2024-06-18T14:53:19.969000000</dc:date>
    <meta:editing-duration>PT19M3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97" meta:character-count="645" meta:non-whitespace-character-count="553"/>
  </office:meta>
</office:document-meta>
</file>